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6cm" fo:padding-top="0cm" fo:padding-bottom="0cm" fo:padding-left="0cm" fo:padding-right="0cm" style:writing-mode="lr-tb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svg:stroke-linecap="square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806cm" fo:min-width="1.807cm" fo:padding-top="0cm" fo:padding-bottom="0cm" fo:padding-left="0cm" fo:padding-right="0cm" style:writing-mode="lr-tb"/>
      <style:paragraph-properties style:writing-mode="lr-tb"/>
    </style:style>
    <style:style style:name="gr4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2.979cm" fo:min-width="3.478cm" fo:padding-top="0cm" fo:padding-bottom="0cm" fo:padding-left="0cm" fo:padding-right="0cm" style:writing-mode="lr-tb"/>
      <style:paragraph-properties style:writing-mode="lr-tb"/>
    </style:style>
    <style:style style:name="gr5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omyślny-notes">
      <style:graphic-properties draw:fill-color="#ffffff" draw:auto-grow-height="true" fo:min-height="6.6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margin-top="0cm" fo:margin-bottom="0.4cm" fo:text-align="center"/>
      <style:text-properties style:font-name="Latin Modern Roman" fo:font-size="12pt"/>
    </style:style>
    <style:style style:name="P3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Latin Modern Roman" fo:font-size="12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draw:custom-shape draw:style-name="gr1" draw:text-style-name="P1" draw:layer="layout" svg:width="2cm" svg:height="2cm" svg:x="2.1cm" svg:y="1.0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0.099cm" svg:y1="2.097cm" svg:x2="2.1cm" svg:y2="2.1cm">
          <text:p/>
        </draw:line>
        <draw:custom-shape draw:style-name="gr3" draw:text-style-name="P1" draw:layer="layout" svg:width="2.001cm" svg:height="2cm" svg:x="6.599cm" svg:y="1.097cm">
          <text:p text:style-name="P3"><text:span text:style-name="T1">P/P</text:span></text:p>
          <text:p text:style-name="P3"><text:span text:style-name="T1">A/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001cm" svg:height="2cm" svg:x="11.099cm" svg:y="1.0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4" draw:layer="layout" svg:x1="4.1cm" svg:y1="2.1cm" svg:x2="6.6cm" svg:y2="2.1cm">
          <text:p/>
        </draw:line>
        <draw:line draw:style-name="gr2" draw:text-style-name="P4" draw:layer="layout" svg:x1="8.6cm" svg:y1="2.1cm" svg:x2="11.1cm" svg:y2="2.1cm">
          <text:p/>
        </draw:line>
        <draw:line draw:style-name="gr2" draw:text-style-name="P4" draw:layer="layout" svg:x1="13.1cm" svg:y1="2.1cm" svg:x2="15.899cm" svg:y2="2.098cm">
          <text:p/>
        </draw:line>
        <draw:custom-shape draw:style-name="gr4" draw:text-style-name="P1" draw:layer="layout" svg:width="4cm" svg:height="3.301cm" svg:x="1.1cm" svg:y="0.099cm">
          <text:p text:style-name="P3"><text:span text:style-name="T1">Część analogow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cm" svg:height="3.301cm" svg:x="10.101cm" svg:y="0.099cm">
          <text:p text:style-name="P3"><text:span text:style-name="T1">Część cyfrow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2§display§s(t)§svg§600§TRUE§</svg:desc>
          <draw:path draw:style-name="gr5" draw:text-style-name="P5" draw:layer="layout" svg:width="0.155cm" svg:height="0.189cm" svg:x="0.201cm" svg:y="1.684cm" svg:viewBox="0 0 156 190" svg:d="M156 36c0-19-19-36-51-36-56 0-70 42-70 61 0 32 30 38 43 42 21 4 43 8 43 31 0 11-10 47-60 47-6 0-38 0-48-23 16 2 27-10 27-21 0-10-8-16-16-16-11 0-24 10-24 29 0 24 24 40 61 40 67 0 84-51 84-70 0-15-8-25-13-30-11-12-23-15-42-18-15-4-33-6-33-25 0-12 11-39 48-39 11 0 32 4 38 20-11 1-20 10-20 19 0 6 3 12 12 12s21-8 21-23z">
            <text:p/>
          </draw:path>
          <draw:path draw:style-name="gr5" draw:text-style-name="P5" draw:layer="layout" svg:width="0.096cm" svg:height="0.418cm" svg:x="0.419cm" svg:y="1.555cm" svg:viewBox="0 0 97 419" svg:d="M97 414c0-1-1-2-1-3-44-33-73-116-73-183 0-12 0-24 0-36 0-67 29-151 73-184 0-1 1-2 1-3 0-3-2-5-4-5-1 0-1 1-2 1-47 35-91 119-91 191 0 12 0 24 0 36 0 71 44 155 91 190 1 0 1 1 2 1 2 0 4-2 4-5z">
            <text:p/>
          </draw:path>
          <draw:path draw:style-name="gr5" draw:text-style-name="P5" draw:layer="layout" svg:width="0.128cm" svg:height="0.267cm" svg:x="0.55cm" svg:y="1.606cm" svg:viewBox="0 0 129 268" svg:d="M129 86c0-5-4-5-12-5-12 0-24 0-37 0 16-58 18-67 18-69 0-7-6-12-13-12-1 0-12 0-17 16-5 22-10 43-15 65-13 0-27 0-40 0-8 0-13 0-13 9 0 5 4 5 12 5 12 0 25 0 37 0-30 119-32 127-32 134 0 22 17 39 39 39 42 0 66-62 66-64 0-5-3-5-5-5-3 0-3 1-6 6-18 43-40 54-55 54-8 0-13-6-13-20 0-10 1-13 3-20 10-41 20-83 31-124 13 0 26 0 39 0 9 0 13 0 13-9z">
            <text:p/>
          </draw:path>
          <draw:path draw:style-name="gr5" draw:text-style-name="P5" draw:layer="layout" svg:width="0.096cm" svg:height="0.418cm" svg:x="0.716cm" svg:y="1.555cm" svg:viewBox="0 0 97 419" svg:d="M97 228c0-12 0-24 0-36 0-72-44-156-91-191-1 0-1-1-2-1-2 0-4 2-4 5 0 1 0 2 1 3 45 33 73 117 73 184 0 12 0 24 0 36 0 67-28 150-73 183-1 1-1 2-1 3 0 3 2 5 4 5 1 0 1-1 2-1 47-35 91-119 91-190z">
            <text:p/>
          </draw:path>
        </draw:g>
        <draw:g>
          <svg:title>TexMaths</svg:title>
          <svg:desc>12§display§y(t)§svg§600§TRUE§</svg:desc>
          <draw:path draw:style-name="gr5" draw:text-style-name="P5" draw:layer="layout" svg:width="0.193cm" svg:height="0.271cm" svg:x="5.201cm" svg:y="1.685cm" svg:viewBox="0 0 194 272" svg:d="M194 16c0-8-6-12-12-12-5 0-11 3-14 9-1 3-5 15-6 23-3 11-6 22-9 33-6 26-12 51-19 76-2 6-20 36-48 36-21 0-25-19-25-35 0-19 6-44 20-81 8-18 9-23 9-31 0-18-13-34-34-34-40 0-56 61-56 65 0 3 4 2 6 3 4 0 4-1 6-7 12-39 29-53 43-53 2 0 10 0 10 15 0 9-4 20-8 28-16 45-23 69-23 89 0 37 26 50 51 50 17 0 30-7 42-19-5 22-11 42-28 65-10 14-26 26-45 26-6 0-25-1-32-18 7 0 12 0 18-5 4-3 8-9 8-16 0-13-11-16-16-16-9 0-22 7-22 28s18 37 44 37c43 0 86-39 98-86 14-54 27-107 41-161 1-6 1-7 1-9z">
            <text:p/>
          </draw:path>
          <draw:path draw:style-name="gr5" draw:text-style-name="P5" draw:layer="layout" svg:width="0.096cm" svg:height="0.418cm" svg:x="5.449cm" svg:y="1.556cm" svg:viewBox="0 0 97 419" svg:d="M97 414c0-1 0-2-1-3-44-33-73-116-73-183 0-12 0-24 0-36 0-67 29-151 73-184 1-1 1-2 1-3 0-3-2-5-4-5-1 0-1 1-2 1-47 35-91 119-91 191 0 12 0 24 0 36 0 71 44 155 91 190 1 0 1 1 2 1 2 0 4-2 4-5z">
            <text:p/>
          </draw:path>
          <draw:path draw:style-name="gr5" draw:text-style-name="P5" draw:layer="layout" svg:width="0.128cm" svg:height="0.267cm" svg:x="5.579cm" svg:y="1.607cm" svg:viewBox="0 0 129 268" svg:d="M129 86c0-5-4-5-12-5-12 0-24 0-37 0 16-58 18-67 18-69 0-7-6-12-13-12-1 0-12 0-17 16-5 22-10 43-15 65-13 0-27 0-40 0-8 0-13 0-13 9 0 5 4 5 12 5 12 0 25 0 37 0-30 119-32 127-32 134 0 22 17 39 39 39 42 0 66-62 66-64 0-5-2-5-5-5s-3 1-6 6c-18 43-40 54-55 54-8 0-13-6-13-20 0-10 1-13 4-20 10-41 20-83 30-124 13 0 26 0 39 0 9 0 13 0 13-9z">
            <text:p/>
          </draw:path>
          <draw:path draw:style-name="gr5" draw:text-style-name="P5" draw:layer="layout" svg:width="0.096cm" svg:height="0.418cm" svg:x="5.746cm" svg:y="1.556cm" svg:viewBox="0 0 97 419" svg:d="M97 228c0-12 0-24 0-36 0-72-44-156-91-191-1 0-1-1-2-1-2 0-4 2-4 5 0 1 1 2 1 3 45 33 73 117 73 184 0 12 0 24 0 36 0 67-28 150-73 183 0 1-1 2-1 3 0 3 2 5 4 5 1 0 1-1 2-1 47-35 91-119 91-190z">
            <text:p/>
          </draw:path>
        </draw:g>
        <draw:g>
          <svg:title>TexMaths</svg:title>
          <svg:desc>12§display§x(i)§svg§600§TRUE§</svg:desc>
          <draw:path draw:style-name="gr5" draw:text-style-name="P5" draw:layer="layout" svg:width="0.209cm" svg:height="0.189cm" svg:x="8.704cm" svg:y="1.683cm" svg:viewBox="0 0 210 190" svg:d="M210 28c0-22-24-28-39-28-25 0-39 22-44 31-11-27-34-31-46-31-44 0-68 54-68 65 0 3 3 2 5 3 4 0 5-1 6-5 14-44 42-55 56-55 9 0 23 4 23 29 0 13-7 41-23 100-7 26-21 44-39 44-3 0-12 0-22-6 11-1 21-11 21-23 0-11-10-14-16-14-13 0-24 10-24 24 0 20 22 28 40 28 28 0 43-30 44-32 5 16 20 32 45 32 44 0 68-55 68-64 0-5-4-5-5-5-4 0-5 1-5 5-14 44-43 55-56 55-17 0-23-13-23-28 0-9 2-19 7-37 4-19 9-38 13-57 4-11 13-51 42-51 3 0 12 0 22 6-12 3-21 12-21 23 0 6 5 14 16 14 10 0 23-7 23-23z">
            <text:p/>
          </draw:path>
          <draw:path draw:style-name="gr5" draw:text-style-name="P5" draw:layer="layout" svg:width="0.097cm" svg:height="0.418cm" svg:x="8.975cm" svg:y="1.554cm" svg:viewBox="0 0 98 419" svg:d="M98 414c0-1-1-2-2-3-43-33-73-116-73-183 0-12 0-24 0-36 0-67 30-151 73-184 1-1 2-2 2-3 0-3-2-5-5-5-1 0-1 1-2 1-47 35-91 119-91 191 0 12 0 24 0 36 0 71 44 155 91 190 1 0 1 1 2 1 3 0 5-2 5-5z">
            <text:p/>
          </draw:path>
          <draw:path draw:style-name="gr5" draw:text-style-name="P5" draw:layer="layout" svg:width="0.109cm" svg:height="0.282cm" svg:x="9.109cm" svg:y="1.591cm" svg:viewBox="0 0 110 283" svg:d="M107 14c0-8-6-14-16-14-11 0-23 11-23 22 0 8 6 15 17 15 10 0 22-9 22-23zM110 218c0-5-3-5-5-5-3 0-3 1-6 7-7 27-21 53-43 53-7 0-9-5-9-14 0-10 2-16 12-42 5-15 11-30 16-45 5-12 5-13 9-24 3-8 6-14 6-22 0-18-13-34-35-34-39 0-55 61-55 65 0 3 3 2 5 3 3 0 5-1 7-7 11-39 28-52 42-52 4 0 11 0 11 14 0 8-4 17-5 22-4 10-23 59-29 77-5 11-9 24-9 34 0 19 14 35 33 35 40 0 55-61 55-65z">
            <text:p/>
          </draw:path>
          <draw:path draw:style-name="gr5" draw:text-style-name="P5" draw:layer="layout" svg:width="0.096cm" svg:height="0.418cm" svg:x="9.266cm" svg:y="1.554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draw:g>
          <svg:title>TexMaths</svg:title>
          <svg:desc>12§display§X(i)§svg§600§TRUE§</svg:desc>
          <draw:path draw:style-name="gr5" draw:text-style-name="P5" draw:layer="layout" svg:width="0.345cm" svg:height="0.286cm" svg:x="14.2cm" svg:y="1.583cm" svg:viewBox="0 0 346 287" svg:d="M346 5c-2-2 0-5-6-5-12 0-26 1-39 1-16 0-32-1-46-1-3 0-8 0-8 8 0 4 2 5 5 5s16 1 16 13c0 6-5 11-8 15-22 24-45 48-67 73-12-28-24-55-36-83-1-2-2-4-3-6 0-2 8-11 26-12 4 0 8-1 8-8 0-5-5-5-6-5-18 0-36 1-53 1-10 0-37-1-48-1-2 0-7 0-7 8 0 5 4 5 10 5 25 0 27 4 31 13 17 39 34 79 50 118-29 32-59 64-88 95-3 2-4 3-6 5-21 22-41 29-63 30-4 0-8 0-8 9 2 1 0 4 5 4 13 0 26-1 39-1 16 0 33 1 48 1 3 0 7 0 7-8 0-5-3-3-4-5-4 0-17-1-17-13 0-7 6-13 11-19 14-15 28-30 43-46 13-13 25-27 38-40 14 33 28 67 42 100 1 2 2 4 2 6 0 3-8 10-25 12-3 0-8 1-8 9 0 4 5 4 7 4 18 0 35 0 53-1 11 0 36 1 46 1 3 0 9 0 9-8 0-5-5-5-9-5-27 0-28-2-35-19-18-43-36-86-54-129 28-30 71-79 86-91 12-11 27-21 53-22 6 0 9 0 9-8z">
            <text:p/>
          </draw:path>
          <draw:path draw:style-name="gr5" draw:text-style-name="P5" draw:layer="layout" svg:width="0.096cm" svg:height="0.418cm" svg:x="14.6cm" svg:y="1.556cm" svg:viewBox="0 0 97 419" svg:d="M97 414c0-1 0-2-1-3-43-33-73-116-73-183 0-12 0-24 0-36 0-67 30-151 73-184 1-1 1-2 1-3 0-3-1-5-4-5-1 0-1 1-2 1-47 35-91 119-91 191 0 12 0 24 0 36 0 71 44 155 91 190 1 0 1 1 2 1 3 0 4-2 4-5z">
            <text:p/>
          </draw:path>
          <draw:path draw:style-name="gr5" draw:text-style-name="P5" draw:layer="layout" svg:width="0.109cm" svg:height="0.282cm" svg:x="14.734cm" svg:y="1.593cm" svg:viewBox="0 0 110 283" svg:d="M107 14c0-8-6-14-16-14-11 0-23 11-23 22 0 8 6 15 17 15 10 0 22-9 22-23zM110 218c0-5-3-5-5-5-3 0-3 1-6 7-7 27-21 53-43 53-7 0-9-5-9-14 0-10 2-16 12-42 5-15 11-30 16-45 5-12 5-13 9-24 3-8 6-14 6-22 0-18-13-34-35-34-39 0-55 61-55 65 0 3 3 2 5 3 3 0 5-1 7-7 11-39 28-52 42-52 3 0 11 0 11 14 0 8-4 17-5 22-4 10-23 59-29 77-5 11-9 24-9 34 0 19 14 35 33 35 40 0 55-61 55-65z">
            <text:p/>
          </draw:path>
          <draw:path draw:style-name="gr5" draw:text-style-name="P5" draw:layer="layout" svg:width="0.096cm" svg:height="0.418cm" svg:x="14.891cm" svg:y="1.556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draw:g>
          <svg:title>TexMaths</svg:title>
          <svg:desc>12§latex§\begin{matrix}
G_{y}(j\omega) \\
f_{y}(x)
\end{matrix}§svg§600§TRUE§</svg:desc>
          <draw:path draw:style-name="gr5" draw:text-style-name="P5" draw:layer="layout" svg:width="0.298cm" svg:height="0.305cm" svg:x="2.483cm" svg:y="1.566cm" svg:viewBox="0 0 299 306" svg:d="M299 5c0-1-2-5-5-5-1 0-1 0-6 5-10 11-20 21-30 32-4-6-23-37-70-37-93 0-188 93-188 191 0 67 47 115 114 115 19 0 38-4 53-10 21-8 30-18 37-26 3 10 14 26 19 26 1 0 2-1 2-1 2-1 5-17 8-27 2-10 5-21 8-32 1-7 4-14 5-21 5-18 6-20 30-20 1 0 6-1 6-8 0-4-3-5-5-5-10 0-35 1-44 1-20 0-40 0-59-1-5 0-10 0-10 9 0 4 4 4 13 4 8 0 12 0 22 0 12 2 13 3 13 9 0 3-5 23-8 38-12 47-67 50-82 50-40 0-84-24-84-87 0-13 4-83 48-138 23-29 64-54 106-54 43 0 67 33 67 82 0 16-1 17-1 21s5 4 6 4c6 0 6-1 8-9 9-35 18-71 27-106z">
            <text:p/>
          </draw:path>
          <draw:path draw:style-name="gr5" draw:text-style-name="P5" draw:layer="layout" svg:width="0.15cm" svg:height="0.188cm" svg:x="2.807cm" svg:y="1.837cm" svg:viewBox="0 0 151 189" svg:d="M151 12c0-6-5-10-9-10s-10 3-12 8c-2 2-4 12-5 18-3 8-5 16-7 24-4 15-8 31-11 46-13 9-13 27-37 27-20 0-20-20-20-26 0-15 6-33 16-56 4-9 5-13 5-18 0-14-12-25-29-25-29 0-42 40-42 44 0 5 4 5 5 5 3 0 3-2 5-5 7-25 20-36 32-36 5 0 7 3 7 10s-2 13-5 18c-13 36-16 47-16 60 0 5 0 18 12 27 8 8 21 10 28 10 12 0 23-5 33-13-4 15-7 29-19 43-9 8-21 19-36 19-2 0-16 0-22-11 16-1 10-10 16-15 0-10-9-11-11-11-7 0-18 5-18 19 0 15 14 25 36 25 30 0 66-22 74-58 10-38 19-75 29-112 1-5 1-5 1-7z">
            <text:p/>
          </draw:path>
          <draw:path draw:style-name="gr5" draw:text-style-name="P5" draw:layer="layout" svg:width="0.096cm" svg:height="0.418cm" svg:x="3.03cm" svg:y="1.548cm" svg:viewBox="0 0 97 419" svg:d="M97 415c0-2-1-3-2-4-43-32-73-116-73-183 0-12 0-24 0-36 0-67 30-151 73-185 1 0 2-1 2-2 0-3-2-5-5-5-1 0-1 0-2 1-47 35-90 119-90 191 0 12 0 24 0 36 0 72 43 156 90 190 1 0 1 1 2 1 3 0 5-2 5-4z">
            <text:p/>
          </draw:path>
          <draw:path draw:style-name="gr5" draw:text-style-name="P5" draw:layer="layout" svg:width="0.172cm" svg:height="0.363cm" svg:x="3.145cm" svg:y="1.585cm" svg:viewBox="0 0 173 364" svg:d="M173 14c0-7-6-14-16-14-9 0-23 10-23 22 0 8 6 15 16 15 12 0 23-11 23-23zM157 131c0-24-18-40-38-40-43 0-67 61-67 65 0 5 3 3 4 5 4 0 5 0 8-9 10-25 30-51 54-51 6 0 13 2 13 19 0 9-1 14-4 21-13 53-26 105-39 157-8 33-28 57-52 57-2 0-8 0-16-4 12-3 18-14 18-23 0-7-3-14-15-14-11 0-23 8-23 24 0 17 17 26 37 26 30 0 69-22 79-64 13-52 26-103 39-154 2-8 2-14 2-15z">
            <text:p/>
          </draw:path>
          <draw:path draw:style-name="gr5" draw:text-style-name="P5" draw:layer="layout" svg:width="0.248cm" svg:height="0.19cm" svg:x="3.334cm" svg:y="1.676cm" svg:viewBox="0 0 249 191" svg:d="M249 30c0-11-2-20-8-25-2-4-6-5-10-5s-10 4-14 7c-5 5-6 9-6 13 0 5 1 9 5 11 9 10 15 23 15 37 0 5 0 11-1 16-11 38-35 77-68 77-23 0-37-16-41-38 5-12 10-25 12-37 1-3 3-8 3-10 0-8-3-12-9-12-7 0-12 10-14 20-4 13-5 25-5 38-14 22-35 39-58 39-26 0-37-21-37-48 0-9 1-18 4-27 6-25 21-49 37-72 1-1 2-3 2-4 0-3-1-5-3-6-1-2-3-2-4-2-2 0-6 2-7 4-18 24-29 52-35 78-5 15-7 32-7 47 0 34 13 60 44 60 27 0 50-18 65-45 5 27 19 45 48 45 43 0 70-54 83-105 5-18 9-39 9-56z">
            <text:p/>
          </draw:path>
          <draw:path draw:style-name="gr5" draw:text-style-name="P5" draw:layer="layout" svg:width="0.096cm" svg:height="0.418cm" svg:x="3.62cm" svg:y="1.548cm" svg:viewBox="0 0 97 419" svg:d="M97 228c0-12 0-24 0-36 0-72-44-156-91-191 0-1-1-1-2-1-2 0-4 2-4 5 0 1 1 1 1 2 45 34 73 118 73 185 0 12 0 24 0 36 0 67-28 151-73 183 0 1-1 2-1 4s2 4 4 4c1 0 1 0 2-1 47-34 91-118 91-190z">
            <text:p/>
          </draw:path>
          <draw:path draw:style-name="gr5" draw:text-style-name="P5" draw:layer="layout" svg:width="0.209cm" svg:height="0.381cm" svg:x="2.648cm" svg:y="2.223cm" svg:viewBox="0 0 210 382" svg:d="M210 29c0-19-19-29-37-29-14 0-41 7-53 49-2 9-4 13-14 66-10 0-20 0-29 0s-13 0-13 8c0 5 4 5 12 5 9 0 18 0 27 0-10 55-21 111-31 166-7 40-14 79-36 79-2 0-13 0-20-7 19-2 22-17 22-23 0-10-7-15-15-15-11 0-23 10-23 26 0 19 18 28 36 28 23 0 40-25 47-40 14-27 24-78 24-81 8-44 17-88 25-133 12 0 24 0 36 0 8 0 13 0 13-8 0-5-5-5-12-5-11 0-23 0-35 0 5-24 5-24 10-48 1-9 7-38 10-44 3-7 10-15 19-15 2 0 13 0 21 9-19 1-23 15-23 23 0 9 8 14 16 14 11 0 23-10 23-25z">
            <text:p/>
          </draw:path>
          <draw:path draw:style-name="gr5" draw:text-style-name="P5" draw:layer="layout" svg:width="0.15cm" svg:height="0.188cm" svg:x="2.846cm" svg:y="2.494cm" svg:viewBox="0 0 151 189" svg:d="M151 12c0-6-5-10-9-10s-10 2-12 8c-2 1-4 10-5 16-2 9-4 17-6 26-4 15-8 31-12 46-12 9-13 25-36 25-21 0-21-19-21-24 0-15 6-34 16-57 4-8 5-12 5-18 0-13-12-24-28-24-30 0-43 40-43 44s4 4 5 4c3 0 5-1 5-5 8-24 20-36 32-36 5 0 7 4 7 11s-2 13-3 17c-15 36-18 46-18 60 0 4 0 19 12 28 9 8 21 9 30 9 10 0 21-4 31-13-4 16-7 28-19 43-9 9-20 19-35 19-3 0-17 0-23-10 16-1 10-11 16-16 0-9-9-11-11-11-7 0-17 6-17 19 0 16 13 26 35 26 30 0 66-22 75-60 10-37 19-74 28-111 1-4 1-5 1-6z">
            <text:p/>
          </draw:path>
          <draw:path draw:style-name="gr5" draw:text-style-name="P5" draw:layer="layout" svg:width="0.096cm" svg:height="0.417cm" svg:x="3.069cm" svg:y="2.205cm" svg:viewBox="0 0 97 418" svg:d="M97 415c0-2-1-3-2-4-43-32-72-117-72-184 0-12 0-24 0-35 0-67 29-152 72-185 1-1 2-2 2-3 0-3-2-4-5-4 0 0-1 0-2 0-46 35-90 120-90 192 0 11 0 23 0 35 0 71 44 155 90 191 1 0 2 0 2 0 3 0 5-2 5-3z">
            <text:p/>
          </draw:path>
          <draw:path draw:style-name="gr5" draw:text-style-name="P5" draw:layer="layout" svg:width="0.209cm" svg:height="0.19cm" svg:x="3.203cm" svg:y="2.333cm" svg:viewBox="0 0 210 191" svg:d="M210 28c0-22-25-28-40-28-24 0-38 23-44 32-10-27-32-32-46-32-43 0-67 54-67 65 0 5 3 3 5 5 4 0 5-2 6-5 14-45 42-55 56-55 8 0 23 3 23 27 0 13-7 42-23 101-7 26-21 43-40 43-3 0-12 0-21-5 11-2 19-11 19-23s-8-14-15-14c-12 0-23 11-23 24 0 19 22 28 40 28 27 0 43-30 44-33 5 16 20 33 46 33 43 0 67-54 67-65 0-5-4-5-5-5-4 0-5 2-6 5-13 45-42 55-55 55-17 0-24-13-24-28 0-9 2-18 7-37s10-38 14-57c3-11 12-49 42-49 3 0 12 0 21 4-11 3-20 14-20 23 0 7 4 16 16 16 10 0 23-9 23-25z">
            <text:p/>
          </draw:path>
          <draw:path draw:style-name="gr5" draw:text-style-name="P5" draw:layer="layout" svg:width="0.096cm" svg:height="0.417cm" svg:x="3.456cm" svg:y="2.205cm" svg:viewBox="0 0 97 418" svg:d="M97 227c0-12 0-24 0-35 0-72-44-157-91-192-1 0-1 0-2 0-3 0-4 1-4 4 0 1 0 2 1 3 45 33 73 118 73 185 0 11 0 23 0 35 0 67-28 152-73 184-1 1-1 2-1 4 0 1 1 3 4 3 1 0 1 0 2 0 47-36 91-120 91-191z">
            <text:p/>
          </draw:path>
        </draw:g>
        <draw:g>
          <svg:title>TexMaths</svg:title>
          <svg:desc>12§latex§\begin{matrix}
H_{X}(z) \\
f_{X}(x)
\end{matrix}§svg§600§TRUE§</svg:desc>
          <draw:path draw:style-name="gr5" draw:text-style-name="P5" draw:layer="layout" svg:width="0.353cm" svg:height="0.287cm" svg:x="11.534cm" svg:y="1.576cm" svg:viewBox="0 0 354 288" svg:d="M354 5c0-5-5-5-6-5-18 0-36 1-54 1s-36-1-54-1c-4 0-9 0-9 8 0 5 5 5 12 5 6 0 10 0 17 0 7 1 11 1 11 7 0 2 0 3-1 9-9 34-17 68-25 102-43 0-86 0-129 0 8-33 16-66 24-99 4-15 5-19 36-19 11 0 15 0 15-8 0-5-5-5-6-5-18 0-36 1-54 1s-36-1-54-1c-4 0-9 0-9 8 0 5 4 5 12 5 6 0 9 0 16 0 7 1 12 1 12 7 0 2-1 3-2 9-19 75-38 150-57 225-3 17-5 20-38 20-7 0-11 0-11 9 0 5 4 3 6 5 18-1 35-2 53-3 9 1 18 1 27 1s18 2 27 2c3 0 8 0 8-10 0-4-3-4-11-4-15 0-27 0-27-8 0-2 1-5 1-7 10-38 19-77 29-115 42 0 85 0 128 0-10 39-19 77-29 116-5 13-13 14-38 14-7 0-11 0-11 9 0 5 4 3 6 5 18-1 36-2 54-3 9 1 18 1 26 1 10 0 20 2 28 2 4 0 8 0 8-10 0-4-3-4-12-4-15 0-27 0-27-8 0-2 1-5 1-7 19-76 38-151 58-227 3-15 4-19 34-19 11 0 15 0 15-8z">
            <text:p/>
          </draw:path>
          <draw:path draw:style-name="gr5" draw:text-style-name="P5" draw:layer="layout" svg:width="0.259cm" svg:height="0.2cm" svg:x="11.882cm" svg:y="1.765cm" svg:viewBox="0 0 260 201" svg:d="M260 5c0-4-2-3-3-5-10 0-20 1-29 1-7 0-27-1-34-1-2 0-6 1-6 7 2 1 0 4 5 4 2 0 10 1 10 7 0 5-5 10-8 12-16 17-33 34-50 50-10-19-20-38-30-57-1-1-1-4-1-5s5-6 16-7c1 0 6 0 6-6-2-2 0-5-5-5-7 0-15 1-21 1s-12 0-19 0c-5 0-12 0-17 0-6 0-12-1-16-1-2 0-6 0-6 7 0 4 3 4 8 4 18 0 19 3 22 9 14 27 28 54 42 81-6 5-12 11-17 16-9 8-17 16-25 24-36 36-48 48-75 50-3 1-7 1-7 7 0 1 1 3 4 3 9 0 19-1 27-1 5 0 13 0 18 0 5 1 12 1 17 1 1 0 6 0 6-6 0-3-4-4-5-4-3 0-9-2-9-8 0-4 3-8 10-14 20-20 40-39 59-59 12 23 24 47 36 70 1 2 2 2 2 3 0 3-6 8-15 8-4 1-7 1-7 7 1 1 0 3 4 3 6 0 15-1 21-1s13 0 19 0c5 0 12 0 17 0 5 1 12 1 17 1 1 0 6 0 6-6 0-4-4-4-9-4-18 0-19-3-21-9-16-31-32-62-48-93 9-10 19-19 28-28 38-37 50-49 76-50 4 0 7 0 7-6z">
            <text:p/>
          </draw:path>
          <draw:path draw:style-name="gr5" draw:text-style-name="P5" draw:layer="layout" svg:width="0.096cm" svg:height="0.418cm" svg:x="12.209cm" svg:y="1.548cm" svg:viewBox="0 0 97 419" svg:d="M97 415c0-2-1-3-1-4-44-32-73-116-73-183 0-12 0-24 0-36 0-67 29-151 73-185 0-1 1-1 1-2 0-3-2-5-3-5-2 0-3 0-3 1-47 35-91 119-91 191 0 12 0 24 0 36 0 72 44 156 91 190 1 1 1 1 3 1 1 0 3-2 3-4z">
            <text:p/>
          </draw:path>
          <draw:path draw:style-name="gr5" draw:text-style-name="P5" draw:layer="layout" svg:width="0.178cm" svg:height="0.19cm" svg:x="12.348cm" svg:y="1.676cm" svg:viewBox="0 0 179 191" svg:d="M179 5c0-5-4-3-5-5-3 0-4 1-6 5-13 20-21 27-31 27s-16-7-22-14c-8-10-15-18-30-18-31 0-50 40-50 48 0 2 1 5 5 5 3 0 4-3 6-5 7-19 32-19 36-19 8 0 16 2 26 6 17 6 22 6 32 6-15 19-50 49-58 55-13 12-26 24-39 36-27 27-43 51-43 55s3 2 5 4c3 0 5 0 7-5 10-15 23-27 36-27 10 0 13 4 24 16 7 10 16 16 28 16 40 0 65-53 65-65 0-1-2-4-4-4-5 0-5 3-6 5-10 28-37 36-51 36-8 0-16-2-25-6-14-5-20-7-30-7-3 0-7 0-11 1 23-24 35-35 51-48 13-12 25-23 41-37 39-40 49-60 49-61z">
            <text:p/>
          </draw:path>
          <draw:path draw:style-name="gr5" draw:text-style-name="P5" draw:layer="layout" svg:width="0.096cm" svg:height="0.418cm" svg:x="12.563cm" svg:y="1.548cm" svg:viewBox="0 0 97 419" svg:d="M97 228c0-12 0-24 0-36 0-72-44-156-90-191-1-1-2-1-3-1-2 0-4 2-4 5 0 1 1 1 1 2 45 34 73 118 73 185 0 12 0 24 0 36 0 67-28 151-73 183 0 1-1 2-1 4s2 4 4 4c1 0 2-1 3-1 46-34 90-118 90-190z">
            <text:p/>
          </draw:path>
          <draw:path draw:style-name="gr5" draw:text-style-name="P5" draw:layer="layout" svg:width="0.209cm" svg:height="0.381cm" svg:x="11.595cm" svg:y="2.223cm" svg:viewBox="0 0 210 382" svg:d="M210 29c0-19-19-29-36-29-15 0-41 7-54 49-2 9-4 12-14 66-10 0-20 0-29 0-7 0-12 0-12 7 0 6 3 6 11 6 9 0 19 0 28 0-10 55-21 110-32 166-7 40-14 79-36 79-2 0-12 0-20-7 19-2 22-17 22-23 0-10-7-15-15-15-11 0-23 9-23 26 0 18 18 28 36 28 23 0 40-25 47-40 14-27 24-78 24-81 8-44 17-88 25-133 12 0 24 0 36 0 8 0 13 0 13-8 0-5-5-5-12-5-12 0-23 0-35 0 5-25 5-24 10-48 1-9 7-39 9-44 4-7 11-15 21-15 1 0 12 0 20 9-19 1-23 15-23 23 0 9 8 14 16 14 11 0 23-10 23-25z">
            <text:p/>
          </draw:path>
          <draw:path draw:style-name="gr5" draw:text-style-name="P5" draw:layer="layout" svg:width="0.259cm" svg:height="0.2cm" svg:x="11.794cm" svg:y="2.422cm" svg:viewBox="0 0 260 201" svg:d="M260 5c0-4-3-5-5-5-8 0-19 1-27 1-7 0-27-1-34-1-2 0-6 1-6 6 1 2 0 4 4 5 3 0 11 0 11 7 0 5-5 8-8 12-17 16-34 33-51 49-10-19-20-38-30-57 0-2-1-3-1-4 0-2 6-7 15-7 3 0 6-1 6-7-1-2 0-4-4-4-6 0-14 1-20 1s-12 0-19 0c-5 0-12 0-18 0-5-1-11-1-15-1-2 0-6 0-6 6 0 5 3 5 8 5 17 0 18 2 22 8 13 27 27 55 40 82-5 5-10 11-15 16-9 8-17 16-25 24-36 35-48 48-75 50-5 0-7 0-7 6 0 1 0 4 4 4 8 0 19-1 27-1 5 0 12 0 17 0 6 0 12 1 17 1 2 0 7 0 7-7 0-3-4-3-6-3s-8-2-8-8c0-4 3-8 9-15 20-20 40-39 60-59 12 23 24 46 36 70 1 3 1 3 1 4 0 2-5 6-15 8-3 0-6 0-6 6 1 1 0 4 4 4 6 0 14-1 20-1s12 0 19 0c6 0 12 0 18 0 5 0 11 1 15 1 2 0 6 0 6-7 0-3-3-3-8-3-17 0-18-4-20-9-16-31-32-62-48-93 9-10 18-19 27-29 39-36 49-48 76-49 5-1 8-1 8-6z">
            <text:p/>
          </draw:path>
          <draw:path draw:style-name="gr5" draw:text-style-name="P5" draw:layer="layout" svg:width="0.096cm" svg:height="0.418cm" svg:x="12.122cm" svg:y="2.204cm" svg:viewBox="0 0 97 419" svg:d="M97 415c0-2-1-3-2-3-43-33-72-117-72-184 0-12 0-24 0-36 0-67 29-151 72-184 1-1 2-2 2-3 0-3-2-5-5-5 0 0-1 1-2 1-46 35-90 119-90 191 0 12 0 24 0 36 0 72 44 156 90 190 1 1 2 1 2 1 3 0 5-2 5-4z">
            <text:p/>
          </draw:path>
          <draw:path draw:style-name="gr5" draw:text-style-name="P5" draw:layer="layout" svg:width="0.209cm" svg:height="0.19cm" svg:x="12.255cm" svg:y="2.333cm" svg:viewBox="0 0 210 191" svg:d="M210 28c0-22-25-28-40-28-24 0-39 22-44 32-11-28-32-32-46-32-43 0-67 54-67 65 0 3 3 2 5 3 4 0 5 0 6-3 14-46 42-55 56-55 8 0 23 3 23 27 0 13-7 41-23 101-7 25-21 43-40 43-3 0-12 0-21-5 11-2 19-12 19-23 0-12-8-15-15-15-12 0-23 11-23 25 0 19 22 28 40 28 27 0 43-30 44-33 5 16 20 33 46 33 43 0 67-54 67-65 0-5-4-5-5-5-4 0-5 2-6 5-13 45-42 55-56 55-16 0-23-13-23-28 0-9 2-18 7-37s10-38 14-57c3-11 12-49 42-49 3 0 12 0 21 4-12 3-21 14-21 23 0 7 5 15 17 15 10 0 23-8 23-24z">
            <text:p/>
          </draw:path>
          <draw:path draw:style-name="gr5" draw:text-style-name="P5" draw:layer="layout" svg:width="0.096cm" svg:height="0.418cm" svg:x="12.508cm" svg:y="2.204cm" svg:viewBox="0 0 97 419" svg:d="M97 228c0-12 0-24 0-36 0-72-44-156-91-191-1 0-1-1-2-1-3 0-4 2-4 5 0 1 0 2 1 3 43 33 73 117 73 184 0 12 0 24 0 36 0 67-30 151-73 184-1 0-1 1-1 3s1 4 4 4c1 0 1 0 2-1 47-34 91-118 91-190z">
            <text:p/>
          </draw:path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6.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omyślny-outline3" style:family="presentation" style:parent-style-name="Domyślny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1cm" fo:margin-bottom="0.1cm" fo:margin-left="0.1cm" fo:margin-right="0.1cm" fo:page-width="16cm" fo:page-height="3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1.967cm" svg:x="1cm" svg:y="5.289cm"/>
      <draw:page-thumbnail draw:layer="backgroundobjects" svg:width="8.999cm" svg:height="1.967cm" svg:x="1cm" svg:y="13.865cm"/>
      <draw:page-thumbnail draw:layer="backgroundobjects" svg:width="8.999cm" svg:height="1.967cm" svg:x="1cm" svg:y="22.441cm"/>
      <draw:page-thumbnail draw:layer="backgroundobjects" svg:width="8.999cm" svg:height="1.967cm" svg:x="11cm" svg:y="5.289cm"/>
      <draw:page-thumbnail draw:layer="backgroundobjects" svg:width="8.999cm" svg:height="1.967cm" svg:x="11cm" svg:y="13.865cm"/>
      <draw:page-thumbnail draw:layer="backgroundobjects" svg:width="8.999cm" svg:height="1.967cm" svg:x="11cm" svg:y="22.441cm"/>
    </style:handout-master>
    <style:master-page style:name="Domyślny" style:page-layout-name="PM1" draw:style-name="Mdp1">
      <draw:frame presentation:style-name="Domyślny-title" draw:layer="backgroundobjects" svg:width="15.479cm" svg:height="0.614cm" svg:x="0.859cm" svg:y="0.151cm" presentation:class="title" presentation:placeholder="true">
        <draw:text-box/>
      </draw:frame>
      <draw:frame presentation:style-name="Domyślny-outline1" draw:layer="backgroundobjects" svg:width="15.479cm" svg:height="2.145cm" svg:x="0.859cm" svg:y="0.863cm" presentation:class="outline" presentation:placeholder="true">
        <draw:text-box/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8-30T17:20:27.484227895</dc:date>
    <meta:editing-duration>PT1H43M10S</meta:editing-duration>
    <meta:editing-cycles>33</meta:editing-cycles>
    <meta:generator>LibreOffice/7.5.5.2$Linux_X86_64 LibreOffice_project/50$Build-2</meta:generator>
    <dc:creator>Łukasz Dróżdż</dc:creator>
    <meta:document-statistic meta:object-count="72"/>
  </office:meta>
</office:document-meta>
</file>